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</office:font-face-decls>
  <office:automatic-styles>
    <style:style style:name="co1" style:family="table-column">
      <style:table-column-properties fo:break-before="auto" style:column-width="6.0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olha1" table:style-name="ta1" table:print="false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jeto Mathematical Ramblings (<text:a xlink:href="http://bit.ly/mathematicalramblings" xlink:type="simple">http://bit.ly/mathematicalramblings</text:a>).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Planilha OpenOffice Calc...</text:p>
          </table:table-cell>
          <table:covered-table-cell table:number-columns-repeated="4"/>
        </table:table-row>
        <table:table-row table:style-name="ro3">
          <table:table-cell office:value-type="string" calcext:value-type="string" table:number-columns-spanned="5" table:number-rows-spanned="1">
            <text:p>Comunicar erro: “<text:a xlink:href="mailto:a.vandre.g@gmail.com" xlink:type="simple">a.vandre.g@gmail.com</text:a>”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erif" style:font-family-asian="'DejaVu Serif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09:32:04.4171542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36:53</meta:creation-date>
    <dc:date>2018-11-14T09:33:02.365356646</dc:date>
    <meta:editing-duration>PT9M43S</meta:editing-duration>
    <meta:editing-cycles>3</meta:editing-cycles>
    <meta:generator>LibreOffice/4.2.8.2$Linux_x86 LibreOffice_project/420m0$Build-2</meta:generator>
    <meta:document-statistic meta:table-count="1" meta:cell-count="3" meta:object-count="0"/>
  </office:meta>
</office:document-meta>
</file>